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2C0000012CDA3E8E737C4F214E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ca031" officeooo:paragraph-rsid="001ca031"/>
    </style:style>
    <style:style style:name="T1" style:family="text">
      <style:text-properties officeooo:rsid="0020396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a xlink:type="simple" xlink:href="http://ckeditor.com"><draw:frame draw:style-name="fr1" draw:name="Image1" text:anchor-type="as-char" svg:y="-0.4339in" svg:width="0.522in" svg:height="0.522in" draw:z-index="0"><draw:image xlink:href="Pictures/100002010000012C0000012CDA3E8E737C4F214E.png" xlink:type="simple" xlink:show="embed" xlink:actuate="onLoad" loext:mime-type="image/png"/></draw:frame></draw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4T15:01:39.229317190</meta:creation-date>
    <dc:date>2019-11-04T15:37:30.583868345</dc:date>
    <meta:editing-duration>PT25M32S</meta:editing-duration>
    <meta:editing-cycles>5</meta:editing-cycles>
    <meta:generator>LibreOffice/6.3.2.2$MacOSX_X86_64 LibreOffice_project/98b30e735bda24bc04ab42594c85f7fd8be07b9c</meta:generator>
    <meta:document-statistic meta:table-count="0" meta:image-count="1" meta:object-count="0" meta:page-count="1" meta:paragraph-count="1" meta:word-count="0" meta:character-count="0" meta:non-whitespace-character-count="0"/>
  </office:meta>
</office:document-meta>
</file>